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8cm"/>
      <style:text-properties fo:color="#d4d4d4" loext:opacity="100%" style:font-name="Menlo" fo:font-size="6.75pt" fo:font-weight="normal" fo:background-color="#1e1e1e"/>
    </style:style>
    <style:style style:name="P2" style:family="paragraph" style:parent-style-name="Standard">
      <style:paragraph-properties style:line-height-at-least="0.358cm"/>
    </style:style>
    <style:style style:name="T1" style:family="text">
      <style:text-properties fo:color="#4ec9b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586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orts</text:span>.<text:span text:style-name="T2">saveMatchedStatus</text:span> = <text:span text:style-name="T2">functions</text:span>.<text:span text:style-name="T2">https</text:span>.<text:span text:style-name="T3">onCall</text:span>((<text:span text:style-name="T2">data2</text:span>, <text:span text:style-name="T2">context</text:span>) <text:span text:style-name="T4">=&gt;</text:span> {</text:p>
      <text:p text:style-name="P1"><text:span text:style-name="T4">const</text:span> <text:span text:style-name="T5">suitorName</text:span> = <text:span text:style-name="T2">data2</text:span>.<text:span text:style-name="T2">suitorName</text:span>;</text:p>
      <text:p text:style-name="P1"><text:span text:style-name="T4">const</text:span> <text:span text:style-name="T5">suitorImage</text:span> = <text:span text:style-name="T2">data2</text:span>.<text:span text:style-name="T2">suitorImage</text:span>;</text:p>
      <text:p text:style-name="P1"><text:span text:style-name="T4">const</text:span> <text:span text:style-name="T5">suitorActivity</text:span> = <text:span text:style-name="T2">data2</text:span>.<text:span text:style-name="T2">suitorActivity</text:span>;</text:p>
      <text:p text:style-name="P1"><text:span text:style-name="T4">const</text:span> <text:span text:style-name="T5">suitorActivityTime</text:span> = <text:span text:style-name="T2">data2</text:span>.<text:span text:style-name="T2">suitorActivityTime</text:span>;</text:p>
      <text:p text:style-name="P1"><text:span text:style-name="T4">const</text:span> <text:span text:style-name="T5">suitorID</text:span> = <text:span text:style-name="T2">data2</text:span>.<text:span text:style-name="T2">suitorID</text:span>;</text:p>
      <text:p text:style-name="P1"><text:span text:style-name="T4">const</text:span> <text:span text:style-name="T5">suitorAge</text:span> = <text:span text:style-name="T2">data2</text:span>.<text:span text:style-name="T2">suitorAge</text:span>;</text:p>
      <text:p text:style-name="P1"><text:span text:style-name="T4">const</text:span> <text:span text:style-name="T5">suitorGender</text:span> = <text:span text:style-name="T2">data2</text:span>.<text:span text:style-name="T2">suitorGender</text:span>;</text:p>
      <text:p text:style-name="P1"><text:span text:style-name="T4">const</text:span> <text:span text:style-name="T5">personTappedID</text:span> = <text:span text:style-name="T2">data2</text:span>.<text:span text:style-name="T2">tappedID</text:span>;</text:p>
      <text:p text:style-name="P2"/>
      <text:p text:style-name="P1"><text:span text:style-name="T4">const</text:span> <text:span text:style-name="T5">firestore</text:span> = <text:span text:style-name="T2">admin</text:span>.<text:span text:style-name="T3">firestore</text:span>();</text:p>
      <text:p text:style-name="P1"><text:span text:style-name="T4">const</text:span> <text:span text:style-name="T5">collectionPath</text:span> = <text:span text:style-name="T6">"users"</text:span>;</text:p>
      <text:p text:style-name="P1"><text:span text:style-name="T4">const</text:span> <text:span text:style-name="T5">documentPath</text:span> = <text:span text:style-name="T5">personTappedID</text:span>;</text:p>
      <text:p text:style-name="P1"><text:span text:style-name="T4">const</text:span> <text:span text:style-name="T5">subCollection</text:span> = <text:span text:style-name="T6">"matchStatuses"</text:span>;</text:p>
      <text:p text:style-name="P1"><text:span text:style-name="T4">const</text:span> <text:span text:style-name="T5">subDocument</text:span> = <text:span text:style-name="T5">suitorID</text:span>;</text:p>
      <text:p text:style-name="P2"/>
      <text:p text:style-name="P1"><text:span text:style-name="T4">const</text:span> <text:span text:style-name="T5">documentRef</text:span> = <text:span text:style-name="T5">firestore</text:span>.<text:span text:style-name="T3">collection</text:span>(<text:span text:style-name="T5">collectionPath</text:span>).<text:span text:style-name="T3">doc</text:span>(<text:span text:style-name="T5">documentPath</text:span>).<text:span text:style-name="T3">collection</text:span>(<text:span text:style-name="T5">subCollection</text:span>).<text:span text:style-name="T3">doc</text:span>(<text:span text:style-name="T5">subDocument</text:span>);</text:p>
      <text:p text:style-name="P2"/>
      <text:p text:style-name="P1"><text:span text:style-name="T7">return</text:span> <text:span text:style-name="T5">documentRef</text:span>.<text:span text:style-name="T3">set</text:span>({</text:p>
      <text:p text:style-name="P1"><text:span text:style-name="T2">name:</text:span> <text:span text:style-name="T5">suitorName</text:span>,</text:p>
      <text:p text:style-name="P1"><text:span text:style-name="T2">imageURL:</text:span> <text:span text:style-name="T5">suitorImage</text:span>,</text:p>
      <text:p text:style-name="P1"><text:span text:style-name="T2">activity:</text:span> <text:span text:style-name="T5">suitorActivity</text:span>,</text:p>
      <text:p text:style-name="P1"><text:span text:style-name="T2">time:</text:span> <text:span text:style-name="T5">suitorActivityTime</text:span>,</text:p>
      <text:p text:style-name="P1"><text:span text:style-name="T2">ID:</text:span> <text:span text:style-name="T5">suitorID</text:span>,</text:p>
      <text:p text:style-name="P1"><text:span text:style-name="T2">age:</text:span> <text:span text:style-name="T5">suitorAge</text:span>,</text:p>
      <text:p text:style-name="P1"><text:span text:style-name="T2">gender:</text:span> <text:span text:style-name="T5">suitorGender</text:span></text:p>
      <text:p text:style-name="P1">})</text:p>
      <text:p text:style-name="P1">.<text:span text:style-name="T3">then</text:span>(() <text:span text:style-name="T4">=&gt;</text:span> {</text:p>
      <text:p text:style-name="P1"><text:span text:style-name="T2">console</text:span>.<text:span text:style-name="T3">log</text:span>(<text:span text:style-name="T6">"Fields saved to Firestore successfully."</text:span>);</text:p>
      <text:p text:style-name="P1"><text:span text:style-name="T7">return</text:span> <text:span text:style-name="T4">null</text:span>;</text:p>
      <text:p text:style-name="P1">})</text:p>
      <text:p text:style-name="P1">.<text:span text:style-name="T3">catch</text:span>((<text:span text:style-name="T2">error</text:span>) <text:span text:style-name="T4">=&gt;</text:span> {</text:p>
      <text:p text:style-name="P1"><text:span text:style-name="T2">console</text:span>.<text:span text:style-name="T3">error</text:span>(<text:span text:style-name="T6">"Error saving fields to Firestore:"</text:span>, <text:span text:style-name="T2">error</text:span>);</text:p>
      <text:p text:style-name="P1"><text:span text:style-name="T7">return</text:span> <text:span text:style-name="T4">null</text:span>;</text:p>
      <text:p text:style-name="P1">});</text:p>
      <text:p text:style-name="P1">})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6-04T23:16:41.802101117</meta:creation-date>
    <dc:date>2023-06-05T09:02:00.895056164</dc:date>
    <meta:editing-duration>PT9H34M43S</meta:editing-duration>
    <meta:editing-cycles>1</meta:editing-cycles>
    <meta:document-statistic meta:table-count="0" meta:image-count="0" meta:object-count="0" meta:page-count="1" meta:paragraph-count="33" meta:word-count="103" meta:character-count="1014" meta:non-whitespace-character-count="944"/>
    <meta:generator>LibreOffice/7.0.3.1$MacOSX_X86_64 LibreOffice_project/d7547858d014d4cf69878db179d326fc3483e082</meta:generator>
  </office:meta>
</office:document-meta>
</file>